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2023-04-1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2020-02-2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2017-06-2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2014-03-2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2011-03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2008-02-2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2005-02-14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2002-01-2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1999-04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199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199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198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1988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198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9093231302</text:p>
          </table:table-cell>
          <table:table-cell office:value-type="string" calcext:value-type="string">
            <text:p>195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